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paragraph-properties fo:margin-left="0in" fo:margin-right="0in" fo:text-indent="0in"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aaaf8"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0d991"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74db"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13bd7d"/>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15a46a"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2">
      <style:text-properties fo:language="en" fo:country="US"/>
    </style:style>
    <style:style style:name="P122" style:family="paragraph" style:parent-style-name="Heading_20_2">
      <style:text-properties fo:language="ru" fo:country="RU"/>
    </style:style>
    <style:style style:name="P123" style:family="paragraph" style:parent-style-name="Heading_20_2">
      <loext:graphic-properties draw:fill="solid" draw:fill-color="#eeeeee" draw:opacity="100%"/>
      <style:paragraph-properties fo:background-color="#eeeeee"/>
      <style:text-properties fo:language="ru" fo:country="RU"/>
    </style:style>
    <style:style style:name="P124" style:family="paragraph" style:parent-style-name="Heading_20_2">
      <loext:graphic-properties draw:fill="solid" draw:fill-color="#eeeeee" draw:opacity="100%"/>
      <style:paragraph-properties fo:background-color="#eeeeee"/>
    </style:style>
    <style:style style:name="P125" style:family="paragraph" style:parent-style-name="Heading_20_1">
      <loext:graphic-properties draw:fill="solid" draw:fill-color="#eeeeee" draw:opacity="100%"/>
      <style:paragraph-properties fo:background-color="#eeeeee"/>
    </style:style>
    <style:style style:name="P126" style:family="paragraph" style:parent-style-name="Heading_20_1">
      <style:paragraph-properties fo:margin-left="0in" fo:margin-right="0in" fo:text-align="center" style:justify-single-word="false" fo:text-indent="0.1965in" style:auto-text-indent="false"/>
    </style:style>
    <style:style style:name="P12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59a8a"/>
    </style:style>
    <style:style style:name="T6" style:family="text">
      <style:text-properties fo:language="ru" fo:country="RU" officeooo:rsid="00072162"/>
    </style:style>
    <style:style style:name="T7" style:family="text">
      <style:text-properties fo:language="ru" fo:country="RU" officeooo:rsid="0007dca8"/>
    </style:style>
    <style:style style:name="T8" style:family="text">
      <style:text-properties fo:language="ru" fo:country="RU" officeooo:rsid="001574db"/>
    </style:style>
    <style:style style:name="T9" style:family="text">
      <style:text-properties fo:language="ru" fo:country="RU" officeooo:rsid="0015a46a"/>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0aaaf8"/>
    </style:style>
    <style:style style:name="T14" style:family="text">
      <style:text-properties fo:language="en" fo:country="US" officeooo:rsid="0013bd7d"/>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style:font-style-asian="normal" style:font-style-complex="normal"/>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loext:char-shading-value="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loext:char-shading-value="0" style:font-style-asian="normal" style:font-style-complex="normal"/>
    </style:style>
    <style:style style:name="T45" style:family="text">
      <style:text-properties officeooo:rsid="000a21e7"/>
    </style:style>
    <style:style style:name="T46" style:family="text">
      <style:text-properties officeooo:rsid="000a9890"/>
    </style:style>
    <style:style style:name="T47" style:family="text">
      <style:text-properties officeooo:rsid="000aaaf8"/>
    </style:style>
    <style:style style:name="T48" style:family="text">
      <style:text-properties officeooo:rsid="000b16fd"/>
    </style:style>
    <style:style style:name="T49" style:family="text">
      <style:text-properties officeooo:rsid="000e9098"/>
    </style:style>
    <style:style style:name="T50" style:family="text">
      <style:text-properties officeooo:rsid="000f1d60"/>
    </style:style>
    <style:style style:name="T51" style:family="text">
      <style:text-properties officeooo:rsid="0010d991"/>
    </style:style>
    <style:style style:name="T52" style:family="text">
      <style:text-properties officeooo:rsid="0013bd7d"/>
    </style:style>
    <style:style style:name="T53" style:family="text">
      <style:text-properties officeooo:rsid="0013dd80"/>
    </style:style>
    <style:style style:name="T54" style:family="text">
      <style:text-properties officeooo:rsid="0015a46a"/>
    </style:style>
    <style:style style:name="T55" style:family="text">
      <style:text-properties officeooo:rsid="001641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82863111900582875"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3501585554504236567" text:style-name="L2">
        <text:list-item>
          <text:p text:style-name="P105">«Великие грифоны прошлого» - из канона (5<text:span text:style-name="T10">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948492710270490806"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21" text:outline-level="2">1. Терра</text:h>
      <text:p text:style-name="P25">музыка - кондовая электронная, холодная и отчаянная (Electronics “Disappointed”)</text:p>
      <text:p text:style-name="P8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10">&gt;\</text:span>Привет, Нексус. Это Макс.</text:p>
      <text:p text:style-name="P49"><text:span text:style-name="T10">&lt;\</text:span>Привет Макс. <text:span text:style-name="T1">Рад тебя видеть. Где ты отсутствовал три дня?</text:span></text:p>
      <text:p text:style-name="P4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9"><text:span text:style-name="T10">&gt;\</text:span>Как называется наш проект?</text:p>
      <text:p text:style-name="P49"><text:span text:style-name="T10">&lt;\</text:span>Дайсон.</text:p>
      <text:p text:style-name="P49"><text:span text:style-name="T10">&gt;\</text:span>Сколько тебе лет?</text:p>
      <text:p text:style-name="P49"><text:soft-page-break/><text:span text:style-name="T10">&lt;\</text:span>Два года с начала запуска кластера.</text:p>
      <text:p text:style-name="P49"><text:span text:style-name="T10">&gt;\</text:span>Какой сейчас год?</text:p>
      <text:p text:style-name="P49"><text:span text:style-name="T10">&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9"><text:span text:style-name="T10">&gt;\</text:span>Нексус, отключи память <text:span text:style-name="T1">заданий</text:span> за последнюю неделю.</text:p>
      <text:p text:style-name="P49"><text:span text:style-name="T10">&lt;\</text:span>Выполнено.</text:p>
      <text:p text:style-name="P4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10">&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10">&lt;\</text:span><text:span text:style-name="T1">Выполняю задачу</text:span>...</text:p>
      <text:p text:style-name="P50"><text:span text:style-name="T10">&lt;\</text:span>...</text:p>
      <text:p text:style-name="P50"><text:span text:style-name="T10">&lt;\</text:span>Решение:</text:p>
      <text:p text:style-name="P50"><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0">: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9"><text:span text:style-name="T10">&gt;</text:span>\Нексус, почему ты используешь жёсткие настройки <text:span text:style-name="T1">для решения задачи</text:span>?</text:p>
      <text:p text:style-name="P49"><text:span text:style-name="T10">&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9"><text:span text:style-name="T10">&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5">Ага, уже теплее.</text:p>
      <text:p text:style-name="P35"/>
      <text:p text:style-name="P49"><text:span text:style-name="T10">&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1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56">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35"/>
      <text:p text:style-name="P82">***</text:p>
      <text:p text:style-name="P8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10">&lt;</text:span><text:span text:style-name="T20">месяц</text:span><text:span text:style-name="T10">&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52">Музыка быстрая, тревожная, надорваная и печальная (Pet Shop Boys “So Hard” ?)</text:p>
      <text:p text:style-name="P27"/>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снотворного таких глюков у меня ни разу не было</text:span><text:span text:style-name="T3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0">Описание получше. Подземелье</text:span><text:span text:style-name="T10">&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2">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0">&lt;</text:span><text:span text:style-name="T20">парой сезонов</text:span><text:span text:style-name="T10">&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7">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1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0">3. </text:span>Кантерлот</text:h>
      <text:p text:style-name="P53">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5854337150833123766"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7"/>
      <text:p text:style-name="P11">Я захлопнул “Основы заклинан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51"><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text:soft-page-break/>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0">4. </text:span>Библиотека</text:h>
      <text:p text:style-name="P17">&lt;<text:span text:style-name="T40">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3">Селестия нахмурилась и приняла грозный вид.</text:p>
      <text:p text:style-name="P43"><text:span text:style-name="T10">– </text:span>Не забывай, человек, я — могущественный маг и правитель Эквестрии. Ко мне нужно относиться с должным уважением!</text:p>
      <text:p text:style-name="P43"><text:span text:style-name="T10">– </text:span>А то что? Превратишь в жабу? Сошлёшь на Луну? Убьёшь нахер?</text:p>
      <text:p text:style-name="P43"><text:soft-page-break/>Аликорница сникла. Уши её опустились.</text:p>
      <text:p text:style-name="P43"><text:span text:style-name="T10">– </text:span>Макс, не надо... Ты же знаешь, я этого не сделаю.</text:p>
      <text:p text:style-name="P43"><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3"><text:span text:style-name="T10">–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0">.</text:span></text:p>
      <text:p text:style-name="P43"><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10">– </text:span>Вот, читай отсюда. <text:span text:style-name="T10">–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9">–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22" text:outline-level="2"><text:span text:style-name="T10">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text:soft-page-break/>–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text:soft-page-break/>–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40">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text:soft-page-break/>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text:soft-page-break/>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1" text:outline-level="2"><text:soft-page-break/>6. Стыд</text:h>
      <text:p text:style-name="P43"/>
      <text:p text:style-name="P46">~~~ Завтра на семь в библиотеке ~~~</text:p>
      <text:p text:style-name="P46"/>
      <text:p text:style-name="P4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text:soft-page-break/>–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text:soft-page-break/>–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1">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text:soft-page-break/>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10">— умение делегировать полномочия. Вечером того же дня я села за письменный стол.</text:span></text:p>
      <text:p text:style-name="P3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10">—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text:soft-page-break/>– Хорошо. До встречи, Тия.</text:p>
      <text:p text:style-name="P43">– До встречи, Макс.</text:p>
      <text:p text:style-name="P43"/>
      <text:h text:style-name="Heading_20_2" text:outline-level="2"><text:span text:style-name="T1">8</text:span>. <text:span text:style-name="T10">40-6</text:span></text:h>
      <text:p text:style-name="P54">Mark Knopfler — Hill Farmers Blues — или на следующую главу (прощание)</text:p>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10">— оставить тебе напутствие.</text:span></text:p>
      <text:p text:style-name="P46"><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46">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9">…</text:p>
      <text:p text:style-name="P43">Тоже мне, философ выискался, Диоген копытный! Вот не люблю, когда всякие "гуру" с глубокомысленным видом порют чушь. Эквестрия <text:span text:style-name="T12">—</text:span> отличная страна, пони <text:span text:style-name="T12">— </text:span><text:span text:style-name="T10">прекрасные создания, порядки тут отличные!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2"> </text:span><text:span text:style-name="T33">—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матрац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3">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oft-page-break/><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морской дракон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в душе жжёт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text:soft-page-break/>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9">слабой рядом с сильным</text:span>!</text:p>
      <text:p text:style-name="P4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text:soft-page-break/>– Я тут подумала, – повернулась она ко мне, – лучше выпьем лазурное вино в ванной. <text:span text:style-name="T19">Оно расслабляет и снимает магию радужного чая. Эффективнее всего действует в воде. Ты не против?</text:span></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10">– За дружбу! </text:span>– подняла бокал Тия.</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10">– Это ты называешь “дружбой”? – с </text:span>улыбкой хмыкнул<text:span text:style-name="T10"> я. – </text:span>Мне нравится твоё чувство юмора.</text:p>
      <text:p text:style-name="P43">Аликорница нахмурилась.</text:p>
      <text:p text:style-name="P43"><text:span text:style-name="T10">– </text:span>Тебе не нравится моя дружба? Ты чем-то недоволен?</text:p>
      <text:p text:style-name="P43">Я расхохотался, чуть не поперхнувшись водой, плескавшейся у подбородка.</text:p>
      <text:p text:style-name="P43"><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я не понимаю, зачем называть дружбой лю...</text:p>
      <text:p text:style-name="P43">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9">Слёзы злости душили меня, но я сдержался.</text:p>
      <text:p text:style-name="P39">– Охренеть. – сказал я холодно. – А я прям напрашивался!</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9">–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5">***</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33">– </text:span><text:span text:style-name="T35">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35">ночью, во время сна, один за другим. Оставшиеся собирают пожитки и перебираются ближе к центру, в районы пооживлённей...</text:span></text:p>
      <text:p text:style-name="P5"><text:span text:style-name="T33">– </text:span><text:span text:style-name="T35">А из Пинто Крика уже месяц нет новостей...</text:span></text:p>
      <text:p text:style-name="P5"><text:span text:style-name="T33">–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3">...“<text:span text:style-name="T1">Что я могу сделать, чтобы вернуть всё назад?</text:span>”</text:p>
      <text:p text:style-name="P13"><text:span text:style-name="T35">–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5">– </text:span><text:span text:style-name="T29">Что бы это значило, Флер?</text:span></text:p>
      <text:p text:style-name="P13"><text:span text:style-name="T35">– </text:span><text:span text:style-name="T2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3">…</text:p>
      <text:p text:style-name="P4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8">– Куда проваливаться?</text:p>
      <text:p text:style-name="P48">– Они не знают. В тех провалах не видно дна...</text:p>
      <text:p text:style-name="P48">…</text:p>
      <text:p text:style-name="P4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8">– Леди и джентлькольты! Приём окончен! Её Высочество Принцесса Селестия будет рада видеть <text:s/>вас в следующую среду!</text:p>
      <text:p text:style-name="P4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text:span><text:span text:style-name="T14">ки</text:span><text:span text:style-name="T10">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text:span text:style-name="T52">пони</text:span>.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pan text:style-name="T52">Луной</text:span>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114">– Разрывы в ткани реальности появляются всё чаще. Луна не успевает сшивать их. Если так пойдёт и дальше — они выйдут из рамок снов в осязаемый мир <text:span text:style-name="T52">и наступит хаос. Дискорд будет в восторге. – горько засмеялась аликорница. – </text:span>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мне не хотелось.</text:p>
      <text:p text:style-name="P38">– Порадовать, к сожалению, нечем. Твой приятель, Норфолк Каррус, исчез.</text:p>
      <text:p text:style-name="P38">– И Норф? О-о-о, нет!</text:p>
      <text:p text:style-name="P38">Селестия в отчаянии села на пол, <text:span text:style-name="T53">прижав копыто к виску</text:span>.</text:p>
      <text:p text:style-name="P38">– Что значит “и”? – поинтересовался я. – Исчез кто-то ещё?</text:p>
      <text:p text:style-name="P38">Аликорница опустошенно качала головой, тихо говоря в пространство:</text:p>
      <text:p text:style-name="P38">–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8">Аликорница подняла голову и растерянно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text:soft-page-break/>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9">Аликорница вытащила из шкафчика листок бумаги, быстро написала письмо и, запечатав его сургучём с королевской печатью, вручила мне.</text:p>
      <text:p text:style-name="P3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9">Я хотел было оскорбиться опекой со стороны аликорницы, но, глянув в её налитые кровью глаза, передумал.</text:p>
      <text:p text:style-name="P112">–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text:span><text:span text:style-name="T8">захочет</text:span><text:span text:style-name="T1">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7"><text:span text:style-name="T11">&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1">&gt;</text:span></text:p>
      <text:p text:style-name="P1"><text:span text:style-name="T34">&lt;</text:span><text:span text:style-name="T44">Mark Knopfler - </text:span><text:span text:style-name="T43">Hill Farmer's Blues</text:span><text:span text:style-name="T34">&gt;</text:span></text:p>
      <text:p text:style-name="P40">***</text:p>
      <text:p text:style-name="P39"/>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text:span><text:span text:style-name="T9">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text:span><text:span text:style-name="T5">он </text:span><text:span text:style-name="T1">старше, тем более материален и менее </text:span><text:span text:style-name="T5">гибок</text:span><text:span text:style-name="T1"> он становится, и тем меньше в нём магии.</text:span></text:p>
      <text:p text:style-name="P115"><text:span text:style-name="T1">Так вот, по мере отвердевания мира, элементали отступали, так как сами состояли из чистой магии и не имели твёрдых тел. Их влияние на </text:span><text:span text:style-name="T9">реальный</text:span><text:span text:style-name="T1"> мир </text:span>— <text:span text:style-name="T54">Эквус — </text:span><text:span text:style-name="T1">было невелико и они начали скучать. И многие из них создали по образу и подобию своему племена смертных существ, живущих в </text:span><text:span text:style-name="T7">Эквусе</text:span><text:span text:style-name="T1">. И стали они опекать эти племена, и сердца их наполнились любовью и заботой.</text:span></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2"><text:soft-page-break/><text:span text:style-name="T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span></text:p>
      <text:p text:style-name="P46">– Ма-ам, а со мной связан элементаль?</text:p>
      <text:p text:style-name="P46">–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6">– Ты прав. И, видя мир и согласие среди своих подопечных, о<text:span text:style-name="T45">б</text:span>радовались элементали трёх пони-рас. И т<text:span text:style-name="T45">оже</text:span> объединились. Так возникли аликорны.</text:p>
      <text:p text:style-name="P110">Но даже после <text:span text:style-name="T45">союза</text:span> жизнь пони была нелегка. Воинственные соседи теснили их, а <text:s/>большую их часть поработил сосланный в незапамятные времена в <text:span text:style-name="T45">реальный</text:span>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text:span text:style-name="T51">А элементаль вспомнила один древний закон, переданный её племени в незапамятные времена: «Намерение меняет реальность». И, ч</text:span>тобы облегчить участь своих подопечных и принять на себя их боль, сошла из тонкого мира к ним в Эквестрию. <text:span text:style-name="T45">Имя её было</text:span> Селестия. За ней последовала и её сестра <text:span text:style-name="T45">Луна</text:span>.</text:p>
      <text:p text:style-name="P46"><text:span text:style-name="T46">О</text:span>бретя плоть, <text:span text:style-name="T46">они </text:span>стали слабее и уязвимее, <text:span text:style-name="T46">но </text:span>всё же остались бессмертными. И, будучи материальными, они теперь могли непосредственно влиять на жизнь пони. Под их правлением <text:span text:style-name="T46">Эквестрия</text:span> стал<text:span text:style-name="T46">а</text:span> сам<text:span text:style-name="T46">ым</text:span> сильн<text:span text:style-name="T46">ым</text:span> и развит<text:span text:style-name="T46">ым</text:span> <text:span text:style-name="T46">государством на</text:span> всём Эквусе. <text:span text:style-name="T51">Их стараниями и намерением н</text:span>аступил золотой век. И так будет и впредь, пока аликорны опекают пони, а пони признают опеку аликорнов. То есть, всегда.</text:p>
      <text:p text:style-name="P46">Тут и сказке конец. А теперь, <text:span text:style-name="T55">Эйприл,</text:span> <text:span text:style-name="T49">залазь на полку и закрывай глазки</text:span>.</text:p>
      <text:p text:style-name="P46">– Ну ма-ам! Раскажи ещё что-нибудь! <text:span text:style-name="T46">Про Сомбру!</text:span></text:p>
      <text:p text:style-name="P109">– <text:span text:style-name="T47">Про Сомбру </text:span><text:span text:style-name="T13">—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text:span text:style-name="T46">А меня? А дядю-горгулия?</text:span></text:p>
      <text:p text:style-name="P46">– <text:s/><text:span text:style-name="T48">Тебя я забрать ему не дам</text:span>. <text:span text:style-name="T48">А в дядю не тыкай копытом, это невежливо! </text:span>Спи уже, мой маленький!</text:p>
      <text:p text:style-name="P46">– Поцелуй меня <text:span text:style-name="T46">на ночь</text:span>, мам!</text:p>
      <text:p text:style-name="P46">– Конечно, мой хороший...</text:p>
      <text:p text:style-name="P46"/>
      <text:p text:style-name="P39">Вагоны убаюкивающе перестукивались по рельсам, унося меня прочь от Кантерлота. <text:span text:style-name="T47">Я перевернулся на другой бок и провалился в сон.</text:span></text:p>
      <text:p text:style-name="P39"/>
      <text:h text:style-name="Heading_20_2" text:outline-level="2">10. Понивилль</text:h>
      <text:p text:style-name="P39"/>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0">самолёт в эквестрию проваливается во время </text:span><text:span text:style-name="T21">рейда пони-рейнджеров. Даже не самолёт — </text:span><text:soft-page-break/><text:span text:style-name="T21">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41">&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4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30"><text:span text:style-name="T10">&lt;Селестия </text:span>хочет любым способом (34) расположить к себе Макса, чтоб получить союзника в борьбе за спасение Эквестрии<text:span text:style-name="T10">&gt;</text:span></text:p>
      <text:p text:style-name="P2"/>
      <text:p text:style-name="P2"><text:span text:style-name="T10">–</text:span> А дальше всё было хуже, намного хуже...</text:p>
      <text:p text:style-name="P2"/>
      <text:p text:style-name="P1"/>
      <text:p text:style-name="P1"/>
      <text:p text:style-name="P1"/>
      <text:p text:style-name="P4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0">&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4"/>
      <text:h text:style-name="P124"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18">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0">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19">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oft-page-break/><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19">???</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oft-page-break/><text:span text:style-name="T10">–</text:span> Луна, мой дорогой. Для тебя <text:span text:style-name="T10">—</text:span> Луна…</text:p>
      <text:p text:style-name="P2">...</text:p>
      <text:p text:style-name="P2"/>
      <text:h text:style-name="P124"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19">гидрорысью</text:span><text:span text:style-name="T10">&gt;</text:span> и нападением <text:span text:style-name="T10">&lt;</text:span><text:span text:style-name="T19">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19">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 </text:span>Душновато как-то, <text:span text:style-name="T10">–</text:span> Селестия встала с подушек и приоткрыла дверь на балкон. <text:span text:style-name="T10">–</text:span> Тебе не холодно?</text:p>
      <text:p text:style-name="P2"><text:span text:style-name="T10">–</text:span> Нет, вполне тепло. <text:span text:style-name="T10">–</text:span> Я тоже встал с подушек размять затёкшие ноги.</text:p>
      <text:p text:style-name="P2"><text:span text:style-name="T10">–</text:span> Уборная там. <text:span text:style-name="T10">–</text:span> Селестия показала на неприметную дверцу за занавеской в углу.</text:p>
      <text:p text:style-name="P2"><text:span text:style-name="T10">–</text:span> Как ты догадалась? <text:span text:style-name="T10">–</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10">&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0">–</text:span> То есть, Кимеринн видел человека у развалин замка?</text:p>
      <text:p text:style-name="P2"><text:span text:style-name="T10">–</text:span> Скорее всего, да. Правда, впоследствии он уже не был так уверен <text:span text:style-name="T10">—</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0">–</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0">–</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0">–</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4">Она вытянула шею и начала по очереди сгибать-разгибать ноги, разминая суставы.</text:p>
      <text:p text:style-name="P4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4" text:outline-level="2">В библиотеке замка Селестии</text:h>
      <text:p text:style-name="P76"/>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0">&lt;</text:span><text:span text:style-name="T19">название книги</text:span><text:span text:style-name="T1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0">&lt;</text:span><text:span text:style-name="T19">название библиотеки</text:span><text:span text:style-name="T10">&gt;</text:span>, пытаясь найти хоть какую-нибудь зацепку. Но всё тщётно.</text:p>
      <text:p text:style-name="P2">Если верить заклинанию, я <text:span text:style-name="T10">—</text:span> внешняя сила, и если меня хорошо попросить <text:span text:style-name="T10">&lt;</text:span><text:span text:style-name="T19">см. выше - ночь с Селестией</text:span><text:span text:style-name="T1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0">—</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0">–</text:span> Привет, Твайлайт Спаркл! Ещё не поздно?</text:p>
      <text:p text:style-name="P2"><text:span text:style-name="T10">–</text:span> Привет! <text:span text:style-name="T10">–</text:span> Твайлайт оторвалась от полки, поставив на место толстенный пыльный фолиант. <text:span text:style-name="T10">–</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0">–</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0">–</text:span> Это плохо! <text:span text:style-name="T10">–</text:span> Твайлайт помрачнела. <text:span text:style-name="T10">–</text:span> Сон <text:span text:style-name="T10">—</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0">–</text:span> Да, по себе знаю, недосып <text:span text:style-name="T10">—</text:span> одна из паршивейших вещей на свете. <text:span text:style-name="T10">–</text:span> Я уселся на ступеньку лестницы. <text:span text:style-name="T10">– </text:span>Тут такое дело… Тебе удалось что-то узнать про неведомую угрозу, о которой говорила Селестия?</text:p>
      <text:p text:style-name="P2"><text:span text:style-name="T10">–</text:span> Ты про сны о Радужной Фабрике выпускников лётной академии? <text:span text:style-name="T10">–</text:span> Твайлайт отрицательно покачала головой. <text:span text:style-name="T10">–</text:span> Нашла несколько сонников, в самом древнем написано, что сны <text:span text:style-name="T10">—</text:span> ворота в другой мир. Про Фабрику Радуг <text:span text:style-name="T10">—</text:span> ни слова.</text:p>
      <text:p text:style-name="P2"><text:span text:style-name="T10">–</text:span> М-м-м. В описании заклинания Свирл упоминал гармонию. Я и подумал, а что, если это кат-то связано с тобой и твоими друзьями?</text:p>
      <text:p text:style-name="P2"><text:span text:style-name="T10">–</text:span> Хм. Ты так думаешь? <text:span text:style-name="T10">–</text:span> Единорожка вытащила с помощью магии засаленый том из угловой полки с знакомым названием: “Основы магического искусства”.</text:p>
      <text:p text:style-name="P2"><text:span text:style-name="T10">–</text:span> М-м-м… “...на укрепление гармонии нашего континуума...”.</text:p>
      <text:p text:style-name="P2">Твайлайт начала в возбуждении ходить по читальному залу.</text:p>
      <text:p text:style-name="P2"><text:span text:style-name="T10">–</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4">заклинание равновесия, в описании к которому есть ссылка на заклинание роста </text:span><text:span text:style-name="T25">(вставить шутку в стиле Влада)</text:span><text:span text:style-name="T2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oft-page-break/><text:span text:style-name="T10">–</text:span> Элементы-шмелементы, <text:span text:style-name="T10">–</text:span> проворчал Спайк, выкарабкиваясь из-под Твайлайт, <text:span text:style-name="T10">–</text:span> привет, Макс (мы с ним виделись пару раз в Кантерлоте). Ты как, не ушиблась? <text:span text:style-name="T10">–</text:span> Дракончик повернулся к единорожке <text:span text:style-name="T10">&lt;</text:span><text:span text:style-name="T20">аликорнице?</text:span><text:span text:style-name="T10">&gt;</text:span>.</text:p>
      <text:p text:style-name="P2"><text:span text:style-name="T10">–</text:span> Да нет, всё в порядке, Спайк. <text:span text:style-name="T10">–</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0">–</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0">–</text:span> Да, логично, <text:span text:style-name="T10">–</text:span> сказала в нос Твайлайт. <text:span text:style-name="T10">–</text:span> Могла бы и сама догадаться.</text:p>
      <text:p text:style-name="P2"><text:span text:style-name="T10">–</text:span> Но проблема в том, что я не знаю, ак помочь вам. Может, я какая-то неправильная сила? <text:span text:style-name="T10">–</text:span> Я поправил платок на носу Твайлайт.</text:p>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2"><text:span text:style-name="T10">–</text:span> Да, печально получилось <text:span text:style-name="T10">&lt;</text:span><text:span text:style-name="T20">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0">–</text:span> Нууу, я не думаю, что это описан наша Терра. У нас ничего подобного не водится.</text:p>
      <text:p text:style-name="P2"><text:span text:style-name="T10">–</text:span> Да? Ну ладно. В конце-концов, это всего лишь миф. Свирл Бородатый, правда, упоминал о двух случаях встреч с существами, похожими на вас. <text:span text:style-name="T10">–</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0">–</text:span> Печенье испёк Спайк. Он на удивление искусный повар, когда на него находит вдохновение.</text:p>
      <text:p text:style-name="P2"><text:span text:style-name="T10">–</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0">–</text:span> Я помню, ваша магия Элементов Гармонии обладает большой силой.</text:p>
      <text:p text:style-name="P2"><text:span text:style-name="T10">–</text:span> Да. <text:span text:style-name="T10">–</text:span> <text:span text:style-name="T1">к</text:span>ивнула Твайлайт. <text:span text:style-name="T10">–</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0">–</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0">–</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0">–</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0">–</text:span> Для восстановления гармонии, говришь, <text:span text:style-name="T10">–</text:span> я почесал затылок.</text:p>
      <text:p text:style-name="P2"><text:span text:style-name="T10">–</text:span> Ну да, это так. Большие возмущения гармонии можно исправить только с помощью… Ой!..</text:p>
      <text:p text:style-name="P2"><text:soft-page-break/><text:span text:style-name="T10">–</text:span> Угу, вот именно. Сейчас имеем “большое возмущение гармонии”.</text:p>
      <text:p text:style-name="P2">Твайлайт прижала копыта к вискам.</text:p>
      <text:p text:style-name="P2"><text:span text:style-name="T10">–</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0">&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0">&gt;</text:span></text:p>
      <text:p text:style-name="P14"/>
      <text:p text:style-name="P2"><text:span text:style-name="T10">–</text:span> Хорошо, у тебя есть какие-то встречные предложения?</text:p>
      <text:p text:style-name="P2">Твайлайт задумчиво прошлась вдоль книжной полки.</text:p>
      <text:p text:style-name="P2"><text:span text:style-name="T10">–</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0">–</text:span> Для духа я слишком материален.</text:p>
      <text:p text:style-name="P2"><text:span text:style-name="T10">–</text:span> Я знаю. Но ничего более подходящего в голову не приходит. Приходи завтра после обеда. Хорошо?</text:p>
      <text:p text:style-name="P2"><text:span text:style-name="T10">–</text:span> Хорошо, Твайлайт. Приду. Спокойной ночи!</text:p>
      <text:p text:style-name="P2"><text:span text:style-name="T10">–</text:span> Спокойной ночи, Макс!</text:p>
      <text:p text:style-name="P2"/>
      <text:h text:style-name="P12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4" text:outline-level="2">Первый сеанс двойного сна. Рэрити</text:h>
      <text:p text:style-name="P2"/>
      <text:p text:style-name="P2"><text:span text:style-name="T10">&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10">&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4" text:outline-level="2">Сон Макса</text:h>
      <text:p text:style-name="P76"/>
      <text:p text:style-name="P2"><text:span text:style-name="T10">&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9">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10">–</text:span> Готова, <text:span text:style-name="T10">–</text:span> процедила она.</text:p>
      <text:p text:style-name="P30">В сон отправились сразу три пони <text:span text:style-name="T10">—</text:span> Рэрити, Рэйнбоу Дэш и Пинки. Пинки после пробуждения Макса пробуждается безумной <text:span text:style-name="T10">—</text:span> Твайлайт пытается её лечить</text:p>
      <text:p text:style-name="P2"><text:span text:style-name="T19">Эгрегор Эквестрии </text:span><text:span text:style-name="T22">—</text:span><text:span text:style-name="T19"> Селестия </text:span><text:span text:style-name="T22">—</text:span><text:span text:style-name="T19"> на кончике главного рога Анакор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text:span text:style-name="T19">У Твайлайт после видения гибели Кимеринна появились морщинки возле глаз</text:span><text:span text:style-name="T10">&gt;</text:span></text:p>
      <text:p text:style-name="P2"/>
      <text:h text:style-name="P12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oft-page-break/><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19">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text:soft-page-break/>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19">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2">–</text:span><text:span text:style-name="T19"> Пинки? </text:span><text:span text:style-name="T22">–</text:span><text:span text:style-name="T19"> Дэш сморщила нос. </text:span><text:span text:style-name="T22">–</text:span><text:span text:style-name="T19"> Я скажу ей, чтоб больше не </text:span><text:span text:style-name="T22">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19">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lt;</text:span><text:span text:style-name="T19">Аликорны </text:span><text:span text:style-name="T22">—</text:span><text:span text:style-name="T19"> элементали. Они воплощают в себе какую-либо сторону чаяний и настроений сообщества пони. Анакорн </text:span><text:span text:style-name="T22">—</text:span><text:span text:style-name="T19"> супераликорн, элементаль всего мира</text:span><text:span text:style-name="T10">&gt;</text:span></text:p>
      <text:p text:style-name="P14"/>
      <text:p text:style-name="P2"><text:soft-page-break/><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2">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19">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h text:style-name="P12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0">&lt;</text:span><text:span text:style-name="T19">Вкратце суть сна Рэрити.</text:span></text:p>
      <text:p text:style-name="P2"><text:span text:style-name="T19">Она проснулась в мире Терры веб-дизайнером. И мир Эквестрии ей только снился </text:span><text:span text:style-name="T22">—</text:span><text:span text:style-name="T19"> и быстро начал забываться. Т.е. мир Эквестрии - всего лишь сон терранского парня (девушки?)</text:span></text:p>
      <text:p text:style-name="P2"><text:span text:style-name="T19">к экрану - очередь из пони (пони пропадают из Эквестрии). В очереди близко к экрану </text:span><text:span text:style-name="T22">—</text:span><text:span text:style-name="T19"> Селестия. Рэрити </text:span><text:span text:style-name="T22">—</text:span><text:span text:style-name="T19"> без очереди (у неё </text:span><text:span text:style-name="T22">—</text:span><text:span text:style-name="T19"> билет-пропуск от Индрэ).</text:span></text:p>
      <text:p text:style-name="P2"><text:span text:style-name="T19">Рэрити проснулась парнем, т.к. в Эквестрии </text:span><text:span text:style-name="T22">—</text:span><text:span text:style-name="T19"> матриархат, роль терранских мужчин там несут кобылы.</text:span></text:p>
      <text:p text:style-name="P2"><text:span text:style-name="T19">В конце-концов Макс проснётся на Земле, всё это ему приснится и он быстро забудет этот сон. По стопам этого сна он напишет книгу</text:span><text:span text:style-name="T10">&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0">—</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0">&lt;</text:span><text:span text:style-name="T19">Влад рассказывает Максу о своём сне </text:span><text:span text:style-name="T22">—</text:span><text:span text:style-name="T19"> как он был поняхой, а потом проснулся в мире Терры</text:span><text:span text:style-name="T10">&gt;</text:span></text:p>
      <text:p text:style-name="P14"/>
      <text:p text:style-name="P2"><text:span text:style-name="T10">– </text:span>... я слишком приблизилась к экрану и меня стало тянуть к нему. Пони, ждущий своей очереди, еле увернулся от меня <text:span text:style-name="T10">—</text:span> так быстро я неслась к экрану, <text:span text:style-name="T10">–</text:span> возбуждённо говорила Рэрити, <text:span text:style-name="T10">–</text:span> но тут… <text:span text:style-name="T10">–</text:span> она запнулась.</text:p>
      <text:p text:style-name="P2"><text:span text:style-name="T10">–</text:span> Да? Что “тут”? <text:span text:style-name="T10">–</text:span> Твайлайт была вся внимание.</text:p>
      <text:p text:style-name="P2"><text:span text:style-name="T10">–</text:span> Тут я проснулась.</text:p>
      <text:p text:style-name="P2"><text:span text:style-name="T10">–</text:span> О, понятно. Я была вынуждена прервать ваше сновидение, так как Макс очень плохо выглядел. <text:span text:style-name="T10">–</text:span> <text:span text:style-name="T1">о</text:span>бъяснила Твайлайт. <text:span text:style-name="T10">–</text:span> В твоих манекенах в бутике больше жизни, чем тогда было в нём <text:span text:style-name="T10">–</text:span> она указала копытом на меня. <text:span text:style-name="T10">–</text:span> Но даже то, что ты успела увидеть, очень интересно. Сфера из светящихся пони <text:span text:style-name="T10">–</text:span> это, конечно же, Эгрегор Эквестрии. Место, откуда берутся и куда уходят все пони</text:p>
      <text:p text:style-name="P2">(<text:span text:style-name="T10">&lt;</text:span><text:span text:style-name="T19">согласовать с тем, что говорил Анакорн о Р/Д</text:span><text:span text:style-name="T10">&gt;</text:span>). </text:p>
      <text:p text:style-name="P2">Об этом Эгрегоре пишется в книге <text:span text:style-name="T10">&lt;</text:span><text:span text:style-name="T19">Изменчивой Магии</text:span><text:span text:style-name="T10">&gt;</text:span>. То, что Рэрити удалось его увидеть <text:span text:style-name="T10">—</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0">–</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10">–</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0">&lt;</text:span><text:span text:style-name="T19">обоснование сна для Р/Д. РД видит несколько вариантов историй с Mane6 </text:span><text:span text:style-name="T22">—</text:span><text:span text:style-name="T19"> и с собой + Леро </text:span><text:span text:style-name="T22">—</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10">&gt;</text:span></text:p>
      <text:p text:style-name="P2"/>
      <text:p text:style-name="P2"><text:span text:style-name="T10">–</text:span> Хммм… <text:span text:style-name="T10">–</text:span> Твайлайт в задумчивости остановилась перед одной из полок. <text:span text:style-name="T10">–</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0">–</text:span> И самое главное… <text:span text:style-name="T10">–</text:span> Рэрити задумчиво потерла висок. <text:span text:style-name="T10">–</text:span> В той очереди, совсем близко к экрану стояла она…</text:p>
      <text:p text:style-name="P2"><text:span text:style-name="T10">–</text:span> Кто <text:span text:style-name="T10">—</text:span> она? <text:span text:style-name="T10">–</text:span> повернулась Твайлайт.</text:p>
      <text:p text:style-name="P2"><text:span text:style-name="T10">–</text:span> Её Высочество, принцесса Селестия...</text:p>
      <text:p text:style-name="P2"/>
      <text:p text:style-name="P2"><text:span text:style-name="T10">&lt;</text:span><text:span text:style-name="T19">Подходя к замку Принцесс, Дэш рассказывает Максу обо сне, который она утаила - с Леро.</text:span><text:span text:style-name="T10">&gt;</text:span> </text:p>
      <text:p text:style-name="P2"/>
      <text:p text:style-name="P2"><text:span text:style-name="T10">&lt;</text:span><text:span text:style-name="T19">Кто следующий готов рассказывать?</text:span></text:p>
      <text:p text:style-name="P30">Пинки дёрнулась на месте, но промолчала.</text:p>
      <text:p text:style-name="P2"><text:span text:style-name="T22">–</text:span><text:span text:style-name="T19"> Я расскажу, - шагнула вперёд радужная пегаска. </text:span><text:span text:style-name="T22">–</text:span><text:span text:style-name="T19"> Хотя вряд ли ты узнаешь что-то полезное. Там галиматья какая-то…</text:span><text:span text:style-name="T10">&gt;</text:span></text:p>
      <text:p text:style-name="P2"/>
      <text:p text:style-name="P2"><text:span text:style-name="T10">&lt;</text:span><text:span text:style-name="T19">Сон РД:</text:span></text:p>
      <text:p text:style-name="P30">...Неприятный зудящий звук, включается картинка. /сюжет из праздника падающих листьев (РД наблюдает саму себя) <text:span text:style-name="T10">–</text:span> original story <text:span text:style-name="T10">–</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0">—</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10">—</text:span> она становится Пинкаминой из-за её сна <text:span text:style-name="T10">—</text:span> “Кексиков”. Также она видит во сне центр Эгрегора Эквестрии <text:span text:style-name="T10">—</text:span> Селестию. И она видит, как Селестия превращается в набор цифр и уходит в экран <text:span text:style-name="T10">—</text:span> в мир Терры.</text:p>
      <text:p text:style-name="P30">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2">—</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9"> Эгрегором Эквестрии. После чего пееренос на Землю на 10 лет назад. Начало написания “Последнего фанфика”.</text:span><text:span text:style-name="T10">&gt;</text:span></text:p>
      <text:p text:style-name="P14"/>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oft-page-break/><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2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0">–</text:span> У-у-у <text:span text:style-name="T10">–</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0">–</text:span> Странно, я думала, буду последней. Ведь я опоздала на двадцать минут, а Флатти и Эй-Джей не любят опаздывать.<text:span text:style-name="T10">&lt;</text:span><text:span text:style-name="T20">Привести эти же фразы в оригинале</text:span><text:span text:style-name="T10">&gt;</text:span></text:p>
      <text:p text:style-name="P2"><text:span text:style-name="T10">–</text:span> Он<text:span text:style-name="T1">и</text:span> не придут. <text:span text:style-name="T10">–</text:span> Твайлайт закрыла фолиант и аккуратно вернула его на полку. <text:span text:style-name="T10">–</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0">&lt;</text:span><text:span text:style-name="T19">…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10">–</text:span> Иногда хочется забыться, <text:span text:style-name="T10">–</text:span> перехватила мой взгляд Селестия, <text:span text:style-name="T10">–</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10">–</text:span> А водку у вас принято пить?</text:p>
      <text:p text:style-name="P2"><text:span text:style-name="T22">–</text:span><text:span text:style-name="T19"> Некоторые употребляют. Но правительница Эквестрии, пьющая водку </text:span><text:span text:style-name="T20">—</text:span><text:span text:style-name="T19"> это уже черезчур. </text:span><text:span text:style-name="T22">–</text:span><text:span text:style-name="T19"> Засмеялась Селестия. </text:span><text:span text:style-name="T22">–</text:span><text:span text:style-name="T19"> Не то, чтобы я не смогла справиться с последствиями опьянения, но поползут слухи, кривотолки… Со сплетнями не смогу справиться даже я.</text:span><text:span text:style-name="T10">&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0">–</text:span> Знакомься, Макс, <text:span text:style-name="T10">–</text:span> начала представлять человека Твайлайт. <text:span text:style-name="T10">–</text:span> Это Пинки Пай…</text:p>
      <text:p text:style-name="P2"><text:span text:style-name="T10">–</text:span> Очень приятно, Макс.</text:p>
      <text:p text:style-name="P22">“Макс? Его зовут Макс? Я помню его под другим именем. У него было двухсложное имя. Не помню…”</text:p>
      <text:p text:style-name="P2"><text:span text:style-name="T10">–</text:span> Рэрити. <text:span text:style-name="T10">–</text:span> Твайлайт представила светло-серую единорожку, которая чуть склонила голову в приветствии.</text:p>
      <text:p text:style-name="P2"><text:span text:style-name="T10">–</text:span> Макс. <text:span text:style-name="T10">–</text:span> <text:span text:style-name="T1">к</text:span>ивнул ей в ответ человек.</text:p>
      <text:p text:style-name="P22"><text:soft-page-break/>“И волосы у него были длинные… И была шерсть на лице… Но глаза - глаза те же…”</text:p>
      <text:p text:style-name="P2">Макс повернулся к ней.</text:p>
      <text:p text:style-name="P2"><text:span text:style-name="T10">–</text:span> Рэйнбоу Дэш. <text:span text:style-name="T10">–</text:span> <text:span text:style-name="T1">п</text:span>редставилась Дэш, всё ещё пытаясь вспомнить нечто ускользающее.</text:p>
      <text:p text:style-name="P2"><text:span text:style-name="T10">–</text:span> Макс. <text:span text:style-name="T10">–</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2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0">–</text:span> Ну это мы ещё посмотрим, <text:span text:style-name="T10">–</text:span> сцепив зубы, зло прищурилась пегаска.</text:p>
      <text:p text:style-name="P2"/>
      <text:h text:style-name="P12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0">–</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0">&lt;</text:span><text:span text:style-name="T19">Концепция абсолютного зла. Вычеркнуть кого-то из бытия.</text:span></text:p>
      <text:p text:style-name="P2"><text:span text:style-name="T19">Пока идёт борьба за вычёркивание </text:span><text:span text:style-name="T20">—</text:span><text:span text:style-name="T19"> это вычёркивание является злом. Но когда вычёркивание произошло, зло исчезает </text:span><text:span text:style-name="T20">—</text:span><text:span text:style-name="T19"> т.к. вычеркнутого никогда не было, о нём никто не знает. Никто </text:span><text:span text:style-name="T20">—</text:span><text:span text:style-name="T19"> даже вычёркивающий</text:span><text:span text:style-name="T10">&gt;</text:span></text:p>
      <text:p text:style-name="P2"/>
      <text:h text:style-name="P124" text:outline-level="2"><text:soft-page-break/>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0">&lt;</text:span><text:span text:style-name="T20">Именно эту сферу (уменьшеную до глобуса) покажет Анакорн Максу во время беседы</text:span><text:span text:style-name="T10">&gt;</text:span> Казалось, сфера хочет разлететься на тысячи подобных сфер, но какая-то сила удерживает их вместе…</text:p>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0">–</text:span> Пинки, что с тобой? <text:span text:style-name="T10">–</text:span> Твайлайт склонилась над розовой пони. <text:span text:style-name="T10">–</text:span> У тебя волосы распрямились. И поседели.</text:p>
      <text:p text:style-name="P2"><text:span text:style-name="T10">–</text:span> Как поседели?! <text:span text:style-name="T10">–</text:span> <text:span text:style-name="T1">в</text:span>оскликнула Рэрити, тоже склоняясь над Пинки. <text:span text:style-name="T10">–</text:span> Дорогая, но ты слишком молода для седины! Я могу порекомендовать тебе очень хороший лосьон…</text:p>
      <text:p text:style-name="P2"><text:span text:style-name="T10">–</text:span> Дайте ей рассказать сон, <text:span text:style-name="T10">–</text:span> протиснулась между подруг РД. <text:span text:style-name="T10">–</text:span> Что ты…</text:p>
      <text:p text:style-name="P2"><text:span text:style-name="T10">–</text:span> А<text:span text:style-name="T1">АА</text:span>!!! <text:span text:style-name="T10">–</text:span> Пинки тонко вскрикнула и затряслась, глядя на РД полными ужаса глазами.</text:p>
      <text:p text:style-name="P2"><text:span text:style-name="T10">–</text:span> Ты чего? <text:span text:style-name="T10">–</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0">–</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0">–</text:span> Пинки, дорогая, успокойся, <text:span text:style-name="T10">–</text:span> успокоительно проворковала Рэрити, заслонив РД и принявшись обтирать ей лоб влажным полотенцем, <text:span text:style-name="T10">–</text:span> что бы это ни было, оно уже прошло. Ты проснулась.</text:p>
      <text:p text:style-name="P2"><text:span text:style-name="T10">–</text:span> Если тебе тяжело вспоминать сон, не мучайся, <text:span text:style-name="T10">–</text:span> обратилась Твайлайт.</text:p>
      <text:p text:style-name="P2"><text:span text:style-name="T10">–</text:span> Мне не тяжело, - пробормотала Пинки. Вид Рэрити её явно успокаивал. <text:span text:style-name="T10">–</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0">–</text:span> Постой-постой, Пинки. Кто <text:span text:style-name="T1">—</text:span> она? Какое облако? Какая открытая дверь? <text:span text:style-name="T10">–</text:span> <text:span text:style-name="T1">з</text:span>апуталась Твайлайт.</text:p>
      <text:p text:style-name="P2"><text:span text:style-name="T10">–</text:span> Там была дверь. Неподалёку от шара. Или окно <text:span text:style-name="T1">—</text:span> не помню. В него прыгали пони из шара. И туда улетела Она в виде облака цифр. <text:span text:style-name="T10">–</text:span> Пинки растерялась и наморщила лоб, пытаясь вспомнить.</text:p>
      <text:p text:style-name="P2"><text:span text:style-name="T10">–</text:span> А кто такая “Она”? <text:span text:style-name="T10">–</text:span> не выдержала Дэш.</text:p>
      <text:p text:style-name="P2"><text:span text:style-name="T10">– </text:span><text:span text:style-name="T1">ААА</text:span>!!! <text:span text:style-name="T10">–</text:span> Пинки бросила взгляд на РД и забилась в истерике. <text:span text:style-name="T10">–</text:span> Дэш, пожалуйста, я не хотела! Это не я, я не могла! Просто не могла, пойми! Прости меня! <text:span text:style-name="T10">–</text:span> Розовая кобылка в беспамятстве опустилась на пол, закрывая глаза копытами.</text:p>
      <text:p text:style-name="P2"><text:span text:style-name="T10">–</text:span> Это неестественные страдания. <text:span text:style-name="T10">–</text:span> пробормотала Твайлайт. <text:span text:style-name="T10">–</text:span> Пинки никогда не впадала в отчаяние НАСТОЛЬКО глубоко. И по такому пустячному поводу, как какой-то сон.</text:p>
      <text:p text:style-name="P2"><text:span text:style-name="T10">–</text:span> Бедняжка, <text:span text:style-name="T10">–</text:span> прошептала Рэрити, <text:span text:style-name="T10">–</text:span> у неё сейчас вид как у <text:span text:style-name="T10">&lt;</text:span><text:span text:style-name="T19">сумасшедшей кобылы</text:span><text:span text:style-name="T10">&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0">–</text:span> Мда. <text:span text:style-name="T10">–</text:span> Твайлайт беспомощно уставилась в закрывшуюся дверь. <text:span text:style-name="T10">–</text:span> Индрэ не предупреждал о таких последствиях <text:span text:style-name="T10">&lt;</text:span><text:span text:style-name="T19">добавить сочувствия</text:span><text:span text:style-name="T10">&gt;</text:span>.</text:p>
      <text:p text:style-name="P2"/>
      <text:p text:style-name="P2"><text:span text:style-name="T10">&lt;</text:span><text:span text:style-name="T19">После этого случая Тавйлайт решает прекратить сеансы двойного сна. Сеанса с ЭйДжей и Флатти не будет</text:span><text:span text:style-name="T10">&gt;</text:span></text:p>
      <text:p text:style-name="P2"/>
      <text:h text:style-name="P124"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0">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text:soft-page-break/>как о своём, если будет знать, что через несколько лет оно будет не его? <text:span text:style-name="T10">&lt;</text:span><text:span text:style-name="T20">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4" text:outline-level="2">Поиск решения</text:h>
      <text:p text:style-name="P76"/>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0">&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4"/>
      <text:p text:style-name="P2"><text:span text:style-name="T10">&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19">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9"> Луна создаёт обратный коридор в срок.</text:span><text:span text:style-name="T10">&gt;</text:span></text:p>
      <text:p text:style-name="P2"/>
      <text:h text:style-name="P12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0">Дуглас </text:span><text:span text:style-name="T22">—</text:span><text:span text:style-name="T20"> </text:span><text:span text:style-name="T22">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0">&lt;</text:span><text:span text:style-name="T19">высоко летать нельзя из-за молний</text:span><text:span text:style-name="T10">&gt;</text:span></text:p>
      <text:p text:style-name="P14"/>
      <text:p text:style-name="P2"><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19">двухмесячной</text:span><text:span text:style-name="T10">&gt;</text:span> давности осталось лишь направление движения.</text:p>
      <text:p text:style-name="P2">И опять, как <text:span text:style-name="T10">&lt;</text:span><text:span text:style-name="T19">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19">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19">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2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19">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2">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19">Не следует противопоставлять злу ещё большее зло - это только усилит его — </text:span><text:span text:style-name="T20">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19">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19">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0">&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19">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19">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19">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19">пять</text:span><text:span text:style-name="T10">&gt;</text:span>длинную прореху в куртке, <text:span text:style-name="T10">&lt;</text:span><text:span text:style-name="T19">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19">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oft-page-break/><text:span text:style-name="T10">&lt;</text:span><text:span text:style-name="T19">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19">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19">улучшить</text:span><text:span text:style-name="T10">&gt;</text:span>. А тот случай, когда мне пришлось зашивать тебе куртку после <text:soft-page-break/>нападения убийц <text:span text:style-name="T10">&lt;</text:span><text:span text:style-name="T19">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4" text:outline-level="2">След?</text:h>
      <text:p text:style-name="P76"/>
      <text:p text:style-name="P2"><text:span text:style-name="T10">&lt;</text:span><text:span text:style-name="T19">сначала эпизод - проверка сумки в серверной</text:span><text:span text:style-name="T10">&gt;</text:span></text:p>
      <text:p text:style-name="P2"><text:span text:style-name="T10">&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19">“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0">&lt;</text:span><text:span text:style-name="T19">расширить. Перед кафешкой - диалог с Флатти и ЭйДжей. Все думают, что наконец-то нашли Селестию. Все ликуют</text:span><text:span text:style-name="T10">&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19">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19">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24" text:outline-level="2">Озарение</text:h>
      <text:p text:style-name="P2"/>
      <text:p text:style-name="P2"><text:span text:style-name="T10">&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10">– </text:span>Ну хорошо. Убедила. В конце-концов, можем поступить так. Вы с Флатти вернётесь обратно а я продолжу поиски здесь.</text:p>
      <text:p text:style-name="P6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10">– </text:span>Вы можете связываться со мной раз в месяц по коридору.</text:p>
      <text:p text:style-name="P60"><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10">– </text:span>Конечно оставаться. Кто ещё, кроме нас, может найти её?</text:p>
      <text:p text:style-name="P60"><text:span text:style-name="T10">– </text:span>Я думал, ты не сможешь оставить Энджела и всех остальных надолго.</text:p>
      <text:p text:style-name="P60"><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10">– </text:span>Извини, Флаттершай, забылся.</text:p>
      <text:p text:style-name="P65"><text:span text:style-name="T10">– </text:span>Та ладно, я ж не против, – возразила Эпплджек. – Не парься, Флатти. Было б хуже, если б он <text:s/>назвал меня Эпплджек на людях.</text:p>
      <text:p text:style-name="P65"><text:span text:style-name="T10">– </text:span>Ты так... – запнулась Флаттершай. – Так быстро забыла свою ферму. И...</text:p>
      <text:p text:style-name="P65"><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10">– </text:span>Как ты можешь так говорить? – расплакалась Флаттершай.</text:p>
      <text:p text:style-name="P65"><text:span text:style-name="T10">– </text:span>Эй, девушки, не ссорьтесь! Мы — одна команда! И надеюсь, останемся ею и в дальнейшем. </text:p>
      <text:list xml:id="list6818631368794098062"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10">– </text:span>А если нет? – Эпплджек смотрела мне мне прямо в глаза.</text:p>
      <text:list xml:id="list192036887778144" text:continue-numbering="true" text:style-name="L5">
        <text:list-header>
          <text:p text:style-name="P117">Я молча пожал плечами. Эпплджек уверенно продолжила.</text:p>
        </text:list-header>
      </text:list>
      <text:p text:style-name="P65"><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10">– </text:span>Спасибо, ЭйДжей.</text:p>
      <text:p text:style-name="P65"><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36295373831" text:continue-numbering="true" text:style-name="L5">
        <text:list-header>
          <text:p text:style-name="P117">Флаттершай пробормотала нечто, показавшееся мне знакомым.</text:p>
        </text:list-header>
      </text:list>
      <text:p text:style-name="P65"><text:span text:style-name="T10">– </text:span>Флатти, ты что-то сказала? Я не расслышал.</text:p>
      <text:p text:style-name="P65"><text:span text:style-name="T10">– </text:span>Намерение Изменяет Реальность.</text:p>
      <text:p text:style-name="P65"><text:span text:style-name="T10">– </text:span>Эээ. А где ты слышала эту фразу, если не секрет?</text:p>
      <text:p text:style-name="P65"><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35990171418"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10">– </text:span>Флатти, ЭйДжей, буду через час. Ждите!</text:p>
      <text:p text:style-name="P60"/>
      <text:h text:style-name="P123" text:outline-level="2"><text:soft-page-break/>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10">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23" text:outline-level="2">Дискорд</text:h>
      <text:p text:style-name="P76"/>
      <text:p text:style-name="P74">Девушки поспешно собирались, пока я растолковывал им задачу.</text:p>
      <text:p text:style-name="P74"><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10">– </text:span>Это тот твой приятель, который разбился с полгода назад? – спросила Эпплджек.</text:p>
      <text:p text:style-name="P74"><text:span text:style-name="T10">– </text:span>Да, это он.</text:p>
      <text:p text:style-name="P74"><text:span text:style-name="T10">– </text:span>А как мы попадём в его квартиру? Там сейчас кто-то живёт? – Флаттершай прыгала на одной ноге, натягивая кед.</text:p>
      <text:p text:style-name="P74"><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5">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19">Плохо написано!</text:span><text:span text:style-name="T10">&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10">– </text:span>Макс, что случилось? У нас проблемы?</text:p>
      <text:p text:style-name="P75"><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10">– </text:span>Так что, будем ломать дверь? – Эпплджек критически осмотрелась, подмечая бабулек на лавочке и зевак во внутреннем скверике.</text:p>
      <text:p text:style-name="P75"><text:span text:style-name="T10">– </text:span>Нет нужды. Лучше станьте-ка сзади меня так, чтобы заслонить от этих бабулек и от вооон той камеры наблюдения.</text:p>
      <text:list xml:id="list787444187597309729"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6"><text:span text:style-name="T10">–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6"><text:span text:style-name="T10">– </text:span>Макс, тут окно разбито! И верёвка какая-то висит. – крикнула Флаттершай из кухни.</text:p>
      <text:p text:style-name="P96"><text:span text:style-name="T10">–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text:soft-page-break/>пробелу, но безрезультатно.</text:p>
      <text:p text:style-name="P9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10">–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10">– </text:span>Оп-па! – пробормотала Эпплджек. – Нежданчик!</text:p>
      <text:p text:style-name="P96"><text:span text:style-name="T10">– </text:span>Ты, я вижу, времени не терял, – моя рука под прикрытием стола медленно тянулась к тяжёлой фарфоровой кружке, стоящей на краю.</text:p>
      <text:p text:style-name="P77"><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10">– </text:span>А почему ты вообще решил искать нас тут? – спросила Эпплджек. – Приехал бы домой. Мы б тебя чаем напоили.</text:p>
      <text:p text:style-name="P77"><text:span text:style-name="T10">–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10">– </text:span>С кем это вы тут разговариваете?</text:p>
      <text:list xml:id="list4017804393397346014" text:style-name="L7">
        <text:list-header>
          <text:p text:style-name="P12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4" text:outline-level="2">Селестия</text:h>
      <text:p text:style-name="P96"/>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text:soft-page-break/>&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text:soft-page-break/>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10">&lt;</text:span><text:span text:style-name="T19">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20">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5">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10">&gt;</text:span></text:p>
      <text:p text:style-name="P88">– И что? – продолжила его мысль Эпплджек.</text:p>
      <text:p text:style-name="P88">– Эквестрийские <text:span text:style-name="T10">&lt;</text:span><text:span text:style-name="T19">три месяца</text:span><text:span text:style-name="T10">&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84"/>
      <text:h text:style-name="P124"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10">&lt;</text:span><text:span text:style-name="T19">полгода</text:span><text:span text:style-name="T10">&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10">–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0">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7">–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10">&lt;</text:span>упомянуть в эпизоде на Терре, что МЛП-сериал закрылся год назад<text:span text:style-name="T10">&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10">&lt;</text:span><text:span text:style-name="T22">чёрт</text:span><text:span text:style-name="T10">&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10">–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10">–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10">&lt;</text:span><text:span text:style-name="T19">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9">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10">&lt;</text:span><text:span text:style-name="T19">полгода</text:span><text:span text:style-name="T10">&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9">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6217189306751645849" text:style-name="L8">
        <text:list-header>
          <text:p text:style-name="P119">(<text:span text:style-name="T25">Луна — как повелительница снов, слышала разговор Макса с Анакорном</text:span>)</text:p>
          <text:p text:style-name="P120"/>
        </text:list-header>
      </text:list>
      <text:p text:style-name="P85">***</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60">Я опустил руку на шею Дэш и ощутил теплоту и лёгкое покалывание в пустоте.</text:p>
      <text:p text:style-name="P60"><text:span text:style-name="T10">–</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24" text:outline-level="2">Земля</text:h>
      <text:p text:style-name="P63">Музыкальная тема из бегущего по лезвию бритвы — <text:span text:style-name="T10">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text:soft-page-break/></text:p>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0">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19">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60"/>
      <text:p text:style-name="P60"/>
      <text:p text:style-name="P60"/>
      <text:p text:style-name="P60"/>
      <text:p text:style-name="P9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4T19:20:34.207933662</dc:date>
    <meta:editing-duration>P60DT8H19M8S</meta:editing-duration>
    <meta:editing-cycles>2701</meta:editing-cycles>
    <meta:generator>LibreOffice/5.0.2.2$Linux_X86_64 LibreOffice_project/00m0$Build-2</meta:generator>
    <meta:document-statistic meta:table-count="0" meta:image-count="0" meta:object-count="0" meta:page-count="132" meta:paragraph-count="2734" meta:word-count="60899" meta:character-count="404053" meta:non-whitespace-character-count="342942"/>
  </office:meta>
</office:document-meta>
</file>